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15f" officeooo:paragraph-rsid="0016315f"/>
    </style:style>
    <style:style style:name="P2" style:family="paragraph" style:parent-style-name="Standard">
      <style:text-properties officeooo:rsid="00163ae8" officeooo:paragraph-rsid="00163ae8"/>
    </style:style>
    <style:style style:name="P3" style:family="paragraph" style:parent-style-name="Standard">
      <style:text-properties fo:font-variant="normal" fo:text-transform="none" fo:color="#2d3b45" style:font-name="Abyssinica SIL" fo:font-size="12pt" fo:letter-spacing="normal" fo:font-style="normal" fo:font-weight="normal" officeooo:rsid="0016ae04" officeooo:paragraph-rsid="0016ae04"/>
    </style:style>
    <style:style style:name="P4" style:family="paragraph" style:parent-style-name="Standard">
      <style:text-properties officeooo:rsid="001757ba" officeooo:paragraph-rsid="001757ba"/>
    </style:style>
    <style:style style:name="P5" style:family="paragraph" style:parent-style-name="Standard">
      <style:text-properties fo:font-weight="bold" officeooo:rsid="001757ba" officeooo:paragraph-rsid="001757ba" style:font-weight-asian="bold" style:font-weight-complex="bold"/>
    </style:style>
    <style:style style:name="P6" style:family="paragraph" style:parent-style-name="Standard">
      <style:text-properties fo:font-weight="bold" officeooo:rsid="00163ae8" officeooo:paragraph-rsid="00163ae8" style:font-weight-asian="bold" style:font-weight-complex="bold"/>
    </style:style>
    <style:style style:name="P7" style:family="paragraph" style:parent-style-name="Standard">
      <style:text-properties officeooo:rsid="00185922" officeooo:paragraph-rsid="00185922"/>
    </style:style>
    <style:style style:name="P8" style:family="paragraph" style:parent-style-name="Standard">
      <style:text-properties officeooo:rsid="001ab8db" officeooo:paragraph-rsid="001ab8db"/>
    </style:style>
    <style:style style:name="P9" style:family="paragraph" style:parent-style-name="Standard">
      <style:text-properties style:font-name="Abyssinica SIL" officeooo:rsid="00163ae8" officeooo:paragraph-rsid="00163ae8"/>
    </style:style>
    <style:style style:name="P10" style:family="paragraph" style:parent-style-name="Standard">
      <style:text-properties style:font-name="Abyssinica SIL" officeooo:rsid="001c2516" officeooo:paragraph-rsid="001c2516"/>
    </style:style>
    <style:style style:name="P11" style:family="paragraph" style:parent-style-name="Standard">
      <style:text-properties style:font-name="Abyssinica SIL" officeooo:rsid="001d5a0a" officeooo:paragraph-rsid="001d5a0a"/>
    </style:style>
    <style:style style:name="P12" style:family="paragraph" style:parent-style-name="Standard">
      <style:text-properties fo:font-weight="bold" officeooo:rsid="001757ba" officeooo:paragraph-rsid="001c2516" style:font-weight-asian="bold" style:font-weight-complex="bold"/>
    </style:style>
    <style:style style:name="T1" style:family="text">
      <style:text-properties officeooo:rsid="00158680"/>
    </style:style>
    <style:style style:name="T2" style:family="text">
      <style:text-properties officeooo:rsid="00229fab"/>
    </style:style>
    <style:style style:name="T3" style:family="text">
      <style:text-properties officeooo:rsid="00256a13"/>
    </style:style>
    <style:style style:name="T4" style:family="text">
      <style:text-properties officeooo:rsid="0026a838"/>
    </style:style>
    <style:style style:name="T5" style:family="text">
      <style:text-properties officeooo:rsid="002a70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Que1.</text:p>
      <text:p text:style-name="P1"/>
      <text:p text:style-name="P1">Script File: go_knn.py</text:p>
      <text:p text:style-name="P7">Approach: Divided the outer for loop of function go_knn.py into separate chunks and calculated the accuracy based on that. </text:p>
      <text:p text:style-name="P1"/>
      <text:p text:style-name="P4">Time taken by single and multiprocessor and with accuracy obtained:</text:p>
      <text:p text:style-name="P5">Multicore Accuracy 0.794000 Time 49.834857 secs.</text:p>
      <text:p text:style-name="P5">Single Core Accuracy 0.794000 Time 189.445583 secs.</text:p>
      <text:p text:style-name="P6"/>
      <text:p text:style-name="P2"/>
      <text:p text:style-name="P2">Que2.</text:p>
      <text:p text:style-name="P2">Script File: Part2Que2.py</text:p>
      <text:p text:style-name="P2"/>
      <text:p text:style-name="P8">Approach: Divide the training data into 4 chunks and then train the model on the subset data and add and take mean of all the accuracies obtained.</text:p>
      <text:p text:style-name="P8"/>
      <text:p text:style-name="P4">Time taken by single and multiprocessor and with accuracy obtained:</text:p>
      <text:p text:style-name="P5">For Single processor</text:p>
      <text:p text:style-name="P5">('Prediction Accuracy is', 100)</text:p>
      <text:p text:style-name="P5">('time passed', 6.358473062515259, 'Seconds')</text:p>
      <text:p text:style-name="P12">Multicore Accuracy 100.000000 Time 1.450355 secs.</text:p>
      <text:p text:style-name="P3"/>
      <text:p text:style-name="P9"/>
      <text:p text:style-name="P10"/>
      <text:p text:style-name="P10">Disscussion:</text:p>
      <text:p text:style-name="P10">Why did we use to compute the testing time on Q1 but training time on Q2</text:p>
      <text:p text:style-name="P10">Solution:</text:p>
      <text:p text:style-name="P10"/>
      <text:p text:style-name="P10">As in <text:span text:style-name="T4">go_</text:span>knn algorithm we are computing the distance of the points in test set to all the nearest point in training set and just taking into consideration the points nearest to the the test set points. So if in case we decrease the points in test set where we need to compute distance with all training points we can end up in reducing the computation time of the entire program.</text:p>
      <text:p text:style-name="P10"/>
      <text:p text:style-name="P11">As in case of <text:span text:style-name="T3">logestic</text:span> regression algorithm we <text:span text:style-name="T5">are</text:span> comput<text:span text:style-name="T5">ing the</text:span> <text:span text:style-name="T2">g</text:span>radient <text:span text:style-name="T5">on the training data to just training data requires multiprocessing to decrease the computation time of gradi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586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 text:c="3"/><text:span text:style-name="MT1">Name: Shivang Soni <text:tab/> <text:s text:c="57"/>SID:9156237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2:00:58.557455288</meta:creation-date>
    <meta:generator>LibreOffice/5.1.6.2$Linux_X86_64 LibreOffice_project/10m0$Build-2</meta:generator>
    <dc:date>2018-05-20T12:57:40.683534752</dc:date>
    <meta:editing-duration>PT53M52S</meta:editing-duration>
    <meta:editing-cycles>14</meta:editing-cycles>
    <meta:document-statistic meta:table-count="0" meta:image-count="0" meta:object-count="0" meta:page-count="1" meta:paragraph-count="20" meta:word-count="226" meta:character-count="1458" meta:non-whitespace-character-count="1188"/>
  </office:meta>
</office:document-meta>
</file>